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EnumAsJavaBeanTest_private.test_serializeEnumAsJav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EnumAsJavaBeanTest_private.OrderType( int value , String re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EnumAsJavaBeanTest_private.test_field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EnumAsJavaBeanTest_private.test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